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86" calcext:value-type="float">
            <text:p>53.5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2192" calcext:value-type="float">
            <text:p>53.3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6576" calcext:value-type="float">
            <text:p>53.3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1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0752" calcext:value-type="float">
            <text:p>53.2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9208" calcext:value-type="float">
            <text:p>53.0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8896" calcext:value-type="float">
            <text:p>52.8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0904" calcext:value-type="float">
            <text:p>52.1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9696" calcext:value-type="float">
            <text:p>51.6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0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06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4584" calcext:value-type="float">
            <text:p>51.1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0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2224" calcext:value-type="float">
            <text:p>51.3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0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9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2344" calcext:value-type="float">
            <text:p>48.4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9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8736" calcext:value-type="float">
            <text:p>47.7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8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7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6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7688" calcext:value-type="float">
            <text:p>48.5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6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6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5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5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5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5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5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5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5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5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4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4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903</text:p>
          </table:table-cell>
          <table:table-cell office:value-type="string" calcext:value-type="string">
            <text:p>TWDB:2334903</text:p>
          </table:table-cell>
          <table:table-cell office:value-type="string" calcext:value-type="string">
            <text:p>194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8" meta:object-count="0"/>
    <meta:user-defined meta:name="AppVersion">3.0</meta:user-defined>
  </office:meta>
</office:document-meta>
</file>